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Wingdings 2" svg:font-family="&quot;Wingdings 2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21">
      <style:table-cell-properties fo:border="thin solid #000000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Wingdings 2" style:font-name-asian="Wingdings 2" style:font-name-complex="Wingdings 2" style:font-family-generic="roman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4.63020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11">
            <text:p>100 - 10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2">
            <text:p>11, 1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1">
            <text:p>34 - 61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1">
            <text:p>34 - 6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1">
            <text:p>47 - 5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58" table:style-name="ce11">
            <text:p>5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1">
            <text:p>34, 35, 38 - 4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55" table:style-name="ce11">
            <text:p>55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61" table:style-name="ce11">
            <text:p>6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1">
            <text:p>34 - 61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11">
            <text:p>162, 172, 182, 266, 37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4">
            <text:p>P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11">
            <text:p>34, 35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7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13">
            <text:p>108, 157, 217, 253, 289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372" table:style-name="ce9">
            <text:p>37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375" table:style-name="ce9">
            <text:p>3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1">
            <text:p>100 - 1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1">
            <text:p>64 - 8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1" table:style-name="ce9">
            <text:p>1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111" table:style-name="ce9">
            <text:p>11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1">
            <text:p>375-39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1">
            <text:p>254-2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1">
            <text:p>290-29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1">
            <text:p>290-3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1">
            <text:p>111, 159, 220, 290, 29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11" table:style-name="ce9">
            <text:p>11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59" table:style-name="ce9">
            <text:p>15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117-154, 163-170, 173-18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1">
            <text:p>291, 294, 295, <text:s/>299, 30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554" table:style-name="ce11">
            <text:p>55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1">
            <text:p>98-159, 199 - 56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1">
            <text:p>270 - 3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1">
            <text:p>554 - 559, 196, 393, 486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Wingdings 2" svg:font-family="&quot;Wingdings 2&quot;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RCC RCCD</meta:initial-creator>
    <dc:creator>Janaye Jackson</dc:creator>
    <meta:creation-date>2017-01-25T10:21:36Z</meta:creation-date>
    <dc:date>2022-02-03T23:09:18Z</dc:date>
    <meta:editing-cycles>12</meta:editing-cycles>
    <meta:editing-duration>PT3915S</meta:editing-duration>
  </office:meta>
</office:document-meta>
</file>